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-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5">
      <text:list-level-style-number text:level="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 fo:line-height="115%"/>
    </style:style>
    <style:style style:name="T2" style:parent-style-name="Fonteparág.padrão" style:family="text">
      <style:text-properties style:font-name-asian="Calibri"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paragraph-properties fo:text-align="center" fo:margin-bottom="0in" fo:line-height="115%"/>
      <style:text-properties style:font-name-asian="Calibri"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5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6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7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8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9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0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2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3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4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5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6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7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8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9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20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21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22" style:parent-style-name="Normal" style:family="paragraph">
      <style:paragraph-properties fo:text-align="center" fo:margin-bottom="0in" fo:line-height="115%"/>
    </style:style>
    <style:style style:name="T23" style:parent-style-name="Fonteparág.padrão" style:family="text">
      <style:text-properties style:font-name-asian="Calibri" fo:font-weight="bold" style:font-weight-asian="bold" style:font-weight-complex="bold" fo:font-size="12pt" style:font-size-asian="12pt" style:font-size-complex="12pt"/>
    </style:style>
    <style:style style:name="P24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25" style:parent-style-name="Normal" style:family="paragraph">
      <style:paragraph-properties fo:text-align="center" fo:margin-bottom="0in" fo:line-height="115%"/>
    </style:style>
    <style:style style:name="T26" style:parent-style-name="Fonteparág.padrão" style:family="text">
      <style:text-properties style:font-name-asian="Calibri" fo:font-weight="bold" style:font-weight-asian="bold" style:font-weight-complex="bold" fo:font-size="12pt" style:font-size-asian="12pt" style:font-size-complex="12pt"/>
    </style:style>
    <style:style style:name="P27" style:parent-style-name="Normal" style:family="paragraph">
      <style:paragraph-properties fo:text-align="center" fo:margin-bottom="0in" fo:line-height="115%"/>
      <style:text-properties style:font-name-asian="Calibri" fo:font-weight="bold" style:font-weight-asian="bold" style:font-weight-complex="bold" fo:font-size="12pt" style:font-size-asian="12pt" style:font-size-complex="12pt"/>
    </style:style>
    <style:style style:name="P28" style:parent-style-name="Normal" style:family="paragraph">
      <style:paragraph-properties fo:text-align="center" fo:margin-bottom="0in" fo:line-height="115%"/>
      <style:text-properties style:font-name-asian="Calibri" fo:font-weight="bold" style:font-weight-asian="bold" style:font-weight-complex="bold" fo:font-size="12pt" style:font-size-asian="12pt" style:font-size-complex="12pt"/>
    </style:style>
    <style:style style:name="P29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30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31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32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33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34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35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36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37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38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39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40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41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42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43" style:parent-style-name="Normal" style:family="paragraph">
      <style:paragraph-properties fo:text-align="center" fo:margin-bottom="0in" fo:line-height="115%"/>
      <style:text-properties style:font-name-asian="Calibri" fo:font-weight="bold" style:font-weight-asian="bold" style:font-weight-complex="bold" fo:font-size="12pt" style:font-size-asian="12pt" style:font-size-complex="12pt"/>
    </style:style>
    <style:style style:name="P44" style:parent-style-name="Normal" style:family="paragraph">
      <style:paragraph-properties fo:text-align="center" fo:margin-bottom="0in" fo:line-height="115%"/>
    </style:style>
    <style:style style:name="T45" style:parent-style-name="Fonteparág.padrão" style:family="text">
      <style:text-properties style:font-name-asian="Calibri" fo:font-weight="bold" style:font-weight-asian="bold" style:font-weight-complex="bold" fo:font-size="12pt" style:font-size-asian="12pt" style:font-size-complex="12pt"/>
    </style:style>
    <style:style style:name="P46" style:parent-style-name="Normal" style:family="paragraph">
      <style:paragraph-properties fo:break-before="page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47" style:parent-style-name="Normal" style:family="paragraph">
      <style:paragraph-properties fo:text-align="center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48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49" style:parent-style-name="Hyperlink" style:family="text">
      <style:text-properties style:font-name-asian="Calibri"/>
    </style:style>
    <style:style style:name="T50" style:parent-style-name="Fonteparág.padrão" style:family="text">
      <style:text-properties style:font-name-asian="MS Mincho" style:language-asian="pt" style:country-asian="BR"/>
    </style:style>
    <style:style style:name="T51" style:parent-style-name="Hyperlink" style:family="text">
      <style:text-properties style:font-name-asian="Calibri"/>
    </style:style>
    <style:style style:name="P52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53" style:parent-style-name="Hyperlink" style:family="text">
      <style:text-properties style:font-name-asian="Calibri"/>
    </style:style>
    <style:style style:name="T54" style:parent-style-name="Fonteparág.padrão" style:family="text">
      <style:text-properties style:font-name-asian="MS Mincho" style:language-asian="pt" style:country-asian="BR"/>
    </style:style>
    <style:style style:name="T55" style:parent-style-name="Hyperlink" style:family="text">
      <style:text-properties style:font-name-asian="Calibri"/>
    </style:style>
    <style:style style:name="P56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57" style:parent-style-name="Hyperlink" style:family="text">
      <style:text-properties style:font-name-asian="Calibri"/>
    </style:style>
    <style:style style:name="T58" style:parent-style-name="Fonteparág.padrão" style:family="text">
      <style:text-properties style:font-name-asian="MS Mincho" style:language-asian="pt" style:country-asian="BR"/>
    </style:style>
    <style:style style:name="T59" style:parent-style-name="Hyperlink" style:family="text">
      <style:text-properties style:font-name-asian="Calibri"/>
    </style:style>
    <style:style style:name="P60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61" style:parent-style-name="Hyperlink" style:family="text">
      <style:text-properties style:font-name-asian="Calibri"/>
    </style:style>
    <style:style style:name="T62" style:parent-style-name="Fonteparág.padrão" style:family="text">
      <style:text-properties style:font-name-asian="MS Mincho" style:language-asian="pt" style:country-asian="BR"/>
    </style:style>
    <style:style style:name="T63" style:parent-style-name="Hyperlink" style:family="text">
      <style:text-properties style:font-name-asian="Calibri"/>
    </style:style>
    <style:style style:name="P64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65" style:parent-style-name="Hyperlink" style:family="text">
      <style:text-properties style:font-name-asian="Calibri"/>
    </style:style>
    <style:style style:name="T66" style:parent-style-name="Fonteparág.padrão" style:family="text">
      <style:text-properties style:font-name-asian="MS Mincho" style:language-asian="pt" style:country-asian="BR"/>
    </style:style>
    <style:style style:name="T67" style:parent-style-name="Hyperlink" style:family="text">
      <style:text-properties style:font-name-asian="Calibri"/>
    </style:style>
    <style:style style:name="P68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69" style:parent-style-name="Hyperlink" style:family="text">
      <style:text-properties style:font-name-asian="Calibri"/>
    </style:style>
    <style:style style:name="T70" style:parent-style-name="Fonteparág.padrão" style:family="text">
      <style:text-properties style:font-name-asian="MS Mincho" style:language-asian="pt" style:country-asian="BR"/>
    </style:style>
    <style:style style:name="T71" style:parent-style-name="Hyperlink" style:family="text">
      <style:text-properties style:font-name-asian="Calibri"/>
    </style:style>
    <style:style style:name="P72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73" style:parent-style-name="Hyperlink" style:family="text">
      <style:text-properties style:font-name-asian="Calibri"/>
    </style:style>
    <style:style style:name="T74" style:parent-style-name="Fonteparág.padrão" style:family="text">
      <style:text-properties style:font-name-asian="MS Mincho" style:language-asian="pt" style:country-asian="BR"/>
    </style:style>
    <style:style style:name="T75" style:parent-style-name="Hyperlink" style:family="text">
      <style:text-properties style:font-name-asian="Calibri"/>
    </style:style>
    <style:style style:name="P76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77" style:parent-style-name="Hyperlink" style:family="text">
      <style:text-properties style:font-name-asian="Calibri"/>
    </style:style>
    <style:style style:name="T78" style:parent-style-name="Fonteparág.padrão" style:family="text">
      <style:text-properties style:font-name-asian="MS Mincho" style:language-asian="pt" style:country-asian="BR"/>
    </style:style>
    <style:style style:name="T79" style:parent-style-name="Hyperlink" style:family="text">
      <style:text-properties style:font-name-asian="Calibri"/>
    </style:style>
    <style:style style:name="P80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81" style:parent-style-name="Hyperlink" style:family="text">
      <style:text-properties style:font-name-asian="Calibri"/>
    </style:style>
    <style:style style:name="T82" style:parent-style-name="Fonteparág.padrão" style:family="text">
      <style:text-properties style:font-name-asian="MS Mincho" style:language-asian="pt" style:country-asian="BR"/>
    </style:style>
    <style:style style:name="T83" style:parent-style-name="Hyperlink" style:family="text">
      <style:text-properties style:font-name-asian="Calibri"/>
    </style:style>
    <style:style style:name="P84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85" style:parent-style-name="Hyperlink" style:family="text">
      <style:text-properties style:font-name-asian="Calibri" style:font-name-complex="Calibri"/>
    </style:style>
    <style:style style:name="T86" style:parent-style-name="Fonteparág.padrão" style:family="text">
      <style:text-properties style:font-name-asian="MS Mincho" style:language-asian="pt" style:country-asian="BR"/>
    </style:style>
    <style:style style:name="T87" style:parent-style-name="Hyperlink" style:family="text">
      <style:text-properties style:font-name-asian="Calibri"/>
    </style:style>
    <style:style style:name="P88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89" style:parent-style-name="Hyperlink" style:family="text">
      <style:text-properties style:font-name-asian="Calibri"/>
    </style:style>
    <style:style style:name="T90" style:parent-style-name="Fonteparág.padrão" style:family="text">
      <style:text-properties style:font-name-asian="MS Mincho" style:language-asian="pt" style:country-asian="BR"/>
    </style:style>
    <style:style style:name="T91" style:parent-style-name="Hyperlink" style:family="text">
      <style:text-properties style:font-name-asian="Calibri"/>
    </style:style>
    <style:style style:name="P92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93" style:parent-style-name="Hyperlink" style:family="text">
      <style:text-properties style:font-name-asian="Calibri"/>
    </style:style>
    <style:style style:name="T94" style:parent-style-name="Fonteparág.padrão" style:family="text">
      <style:text-properties style:font-name-asian="MS Mincho" style:language-asian="pt" style:country-asian="BR"/>
    </style:style>
    <style:style style:name="T95" style:parent-style-name="Hyperlink" style:family="text">
      <style:text-properties style:font-name-asian="Calibri"/>
    </style:style>
    <style:style style:name="P96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97" style:parent-style-name="Hyperlink" style:family="text">
      <style:text-properties style:font-name-asian="Calibri"/>
    </style:style>
    <style:style style:name="T98" style:parent-style-name="Fonteparág.padrão" style:family="text">
      <style:text-properties style:font-name-asian="MS Mincho" style:language-asian="pt" style:country-asian="BR"/>
    </style:style>
    <style:style style:name="T99" style:parent-style-name="Hyperlink" style:family="text">
      <style:text-properties style:font-name-asian="Calibri"/>
    </style:style>
    <style:style style:name="P100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101" style:parent-style-name="Hyperlink" style:family="text">
      <style:text-properties style:font-name-asian="Calibri"/>
    </style:style>
    <style:style style:name="T102" style:parent-style-name="Fonteparág.padrão" style:family="text">
      <style:text-properties style:font-name-asian="MS Mincho" style:language-asian="pt" style:country-asian="BR"/>
    </style:style>
    <style:style style:name="T103" style:parent-style-name="Hyperlink" style:family="text">
      <style:text-properties style:font-name-asian="Calibri"/>
    </style:style>
    <style:style style:name="P104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105" style:parent-style-name="Hyperlink" style:family="text">
      <style:text-properties style:font-name-asian="Calibri"/>
    </style:style>
    <style:style style:name="T106" style:parent-style-name="Fonteparág.padrão" style:family="text">
      <style:text-properties style:font-name-asian="MS Mincho" style:language-asian="pt" style:country-asian="BR"/>
    </style:style>
    <style:style style:name="T107" style:parent-style-name="Hyperlink" style:family="text">
      <style:text-properties style:font-name-asian="Calibri"/>
    </style:style>
    <style:style style:name="P108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109" style:parent-style-name="Hyperlink" style:family="text">
      <style:text-properties style:font-name-asian="Calibri"/>
    </style:style>
    <style:style style:name="T110" style:parent-style-name="Fonteparág.padrão" style:family="text">
      <style:text-properties style:font-name-asian="MS Mincho" style:language-asian="pt" style:country-asian="BR"/>
    </style:style>
    <style:style style:name="T111" style:parent-style-name="Hyperlink" style:family="text">
      <style:text-properties style:font-name-asian="Calibri"/>
    </style:style>
    <style:style style:name="P112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6.1083in"/>
        </style:tab-stops>
      </style:paragraph-properties>
    </style:style>
    <style:style style:name="T113" style:parent-style-name="Hyperlink" style:family="text">
      <style:text-properties style:font-name-asian="Calibri"/>
    </style:style>
    <style:style style:name="T114" style:parent-style-name="Fonteparág.padrão" style:family="text">
      <style:text-properties style:font-name-asian="MS Mincho" style:language-asian="pt" style:country-asian="BR"/>
    </style:style>
    <style:style style:name="T115" style:parent-style-name="Hyperlink" style:family="text">
      <style:text-properties style:font-name-asian="Calibri"/>
    </style:style>
    <style:style style:name="P116" style:parent-style-name="Sumário3" style:family="paragraph">
      <style:paragraph-properties>
        <style:tab-stops>
          <style:tab-stop style:type="right" style:leader-style="dotted" style:leader-text="." style:position="5.9555in"/>
        </style:tab-stops>
      </style:paragraph-properties>
    </style:style>
    <style:style style:name="P117" style:parent-style-name="Sumário3" style:family="paragraph">
      <style:paragraph-properties>
        <style:tab-stops>
          <style:tab-stop style:type="right" style:leader-style="dotted" style:leader-text="." style:position="5.9555in"/>
        </style:tab-stops>
      </style:paragraph-properties>
    </style:style>
    <style:style style:name="P118" style:parent-style-name="Sumário3" style:family="paragraph">
      <style:paragraph-properties>
        <style:tab-stops>
          <style:tab-stop style:type="right" style:leader-style="dotted" style:leader-text="." style:position="5.9555in"/>
        </style:tab-stops>
      </style:paragraph-properties>
    </style:style>
    <style:style style:name="P119" style:parent-style-name="Sumário3" style:family="paragraph">
      <style:paragraph-properties>
        <style:tab-stops>
          <style:tab-stop style:type="right" style:leader-style="dotted" style:leader-text="." style:position="5.9555in"/>
        </style:tab-stops>
      </style:paragraph-properties>
    </style:style>
    <style:style style:name="P120" style:parent-style-name="Sumário3" style:family="paragraph">
      <style:paragraph-properties>
        <style:tab-stops>
          <style:tab-stop style:type="right" style:leader-style="dotted" style:leader-text="." style:position="5.9555in"/>
        </style:tab-stops>
      </style:paragraph-properties>
    </style:style>
    <style:style style:name="P121" style:parent-style-name="Normal" style:family="paragraph">
      <style:paragraph-properties fo:text-align="justify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22" style:parent-style-name="Normal" style:family="paragraph">
      <style:paragraph-properties fo:text-align="justify" fo:margin-bottom="0in" fo:line-height="115%"/>
      <style:text-properties style:font-name-asian="Calibri" fo:font-weight="bold" style:font-weight-asian="bold" style:font-weight-complex="bold" fo:font-size="12pt" style:font-size-asian="12pt" style:font-size-complex="12pt"/>
    </style:style>
    <style:style style:name="P123" style:parent-style-name="Normal" style:family="paragraph">
      <style:paragraph-properties fo:break-before="page"/>
    </style:style>
    <style:style style:name="P124" style:parent-style-name="Título1" style:family="paragraph">
      <style:paragraph-properties fo:text-align="justify" fo:line-height="115%"/>
    </style:style>
    <style:style style:name="T125" style:parent-style-name="Fonteparág.padrão" style:family="text">
      <style:text-properties style:font-name-asian="Calibri"/>
    </style:style>
    <style:style style:name="T126" style:parent-style-name="Fonteparág.padrão" style:family="text">
      <style:text-properties style:font-name-asian="Calibri"/>
    </style:style>
    <style:style style:name="P127" style:parent-style-name="Título2" style:family="paragraph">
      <style:text-properties style:font-name-asian="Calibri"/>
    </style:style>
    <style:style style:name="P128" style:parent-style-name="Normal" style:family="paragraph">
      <style:paragraph-properties fo:text-align="justify" fo:margin-top="0.1666in" fo:margin-bottom="0.1666in"/>
    </style:style>
    <style:style style:name="T12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30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3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32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3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34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3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36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3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38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3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40" style:parent-style-name="Normal" style:family="paragraph">
      <style:paragraph-properties fo:text-align="justify" fo:margin-top="0.1666in" fo:margin-bottom="0.1666in"/>
    </style:style>
    <style:style style:name="T14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42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4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44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4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46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4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48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4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50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5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52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5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54" style:parent-style-name="Normal" style:family="paragraph">
      <style:paragraph-properties fo:text-align="justify" fo:margin-bottom="0in" fo:line-height="115%"/>
      <style:text-properties style:font-name-asian="Calibri" fo:color="#FF0000" fo:font-size="12pt" style:font-size-asian="12pt" style:font-size-complex="12pt"/>
    </style:style>
    <style:style style:name="P155" style:parent-style-name="Normal" style:family="paragraph">
      <style:paragraph-properties fo:text-align="justify" fo:margin-bottom="0in" fo:line-height="115%"/>
      <style:text-properties style:font-name-asian="Calibri" style:font-name-complex="Calibri" fo:font-size="12pt" style:font-size-asian="12pt" style:font-size-complex="12pt"/>
    </style:style>
    <style:style style:name="P156" style:parent-style-name="Título2" style:family="paragraph">
      <style:text-properties style:font-name-asian="Calibri"/>
    </style:style>
    <style:style style:name="P157" style:parent-style-name="Normal" style:family="paragraph">
      <style:paragraph-properties fo:text-align="justify" fo:margin-top="0.1666in" fo:margin-bottom="0.1666in"/>
    </style:style>
    <style:style style:name="T15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59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6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61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6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63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6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65" style:parent-style-name="Normal" style:family="paragraph">
      <style:paragraph-properties fo:text-align="justify" fo:margin-top="0.1666in" fo:margin-bottom="0.1666in"/>
    </style:style>
    <style:style style:name="T166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67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6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69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7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71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7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73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7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75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76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77" style:parent-style-name="Normal" style:family="paragraph">
      <style:paragraph-properties fo:text-align="justify" fo:margin-bottom="0in" fo:line-height="115%"/>
      <style:text-properties style:font-name-asian="Calibri" fo:color="#FF0000" fo:font-size="12pt" style:font-size-asian="12pt" style:font-size-complex="12pt"/>
    </style:style>
    <style:style style:name="P178" style:parent-style-name="Normal" style:family="paragraph">
      <style:paragraph-properties fo:text-align="justify" fo:margin-bottom="0in" fo:line-height="115%"/>
      <style:text-properties style:font-name-asian="Calibri" style:font-name-complex="Calibri" fo:color="#FF0000" fo:font-size="12pt" style:font-size-asian="12pt" style:font-size-complex="12pt"/>
    </style:style>
    <style:style style:name="P179" style:parent-style-name="Título2" style:family="paragraph">
      <style:text-properties style:font-name-asian="Calibri"/>
    </style:style>
    <style:style style:name="P180" style:parent-style-name="Normal" style:family="paragraph">
      <style:paragraph-properties fo:text-align="justify" fo:margin-top="0.1666in" fo:margin-bottom="0.1666in"/>
    </style:style>
    <style:style style:name="T18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82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8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84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8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86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8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88" style:parent-style-name="Normal" style:family="paragraph">
      <style:paragraph-properties fo:text-align="justify" fo:margin-top="0.1666in" fo:margin-bottom="0.1666in"/>
    </style:style>
    <style:style style:name="T18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90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9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92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9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94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9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196" style:parent-style-name="Normal" style:family="paragraph">
      <style:paragraph-properties fo:text-align="justify" fo:margin-top="0.1666in" fo:margin-bottom="0.1666in"/>
    </style:style>
    <style:style style:name="T19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198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9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00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20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02" style:parent-style-name="Normal" style:family="paragraph">
      <style:paragraph-properties fo:text-align="justify" fo:margin-bottom="0in" fo:line-height="115%"/>
      <style:text-properties style:font-name-asian="Calibri" fo:color="#FF0000" fo:font-size="12pt" style:font-size-asian="12pt" style:font-size-complex="12pt"/>
    </style:style>
    <style:style style:name="P203" style:parent-style-name="Normal" style:family="paragraph">
      <style:paragraph-properties fo:text-align="justify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204" style:parent-style-name="Título2" style:family="paragraph">
      <style:text-properties style:font-name-asian="Calibri"/>
    </style:style>
    <style:style style:name="P205" style:parent-style-name="ParágrafodaLista" style:family="paragraph">
      <style:paragraph-properties fo:text-align="justify" fo:margin-top="0.1666in" fo:margin-bottom="0.1666in"/>
    </style:style>
    <style:style style:name="T206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20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08" style:parent-style-name="ParágrafodaLista" style:family="paragraph">
      <style:paragraph-properties fo:text-align="justify" fo:margin-top="0.1666in" fo:margin-bottom="0.1666in"/>
    </style:style>
    <style:style style:name="T209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21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11" style:parent-style-name="ParágrafodaLista" style:family="paragraph">
      <style:paragraph-properties fo:text-align="justify" fo:margin-top="0.1666in" fo:margin-bottom="0.1666in"/>
    </style:style>
    <style:style style:name="T212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21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14" style:parent-style-name="Normal" style:family="paragraph">
      <style:paragraph-properties fo:text-align="justify" fo:margin-top="0.1666in" fo:margin-bottom="0.1666in"/>
    </style:style>
    <style:style style:name="T21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16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21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18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21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20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22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22" style:parent-style-name="Normal" style:family="paragraph">
      <style:paragraph-properties fo:text-align="justify" fo:margin-bottom="0in" fo:line-height="115%"/>
      <style:text-properties style:font-name-asian="Calibri" style:font-name-complex="Calibri" fo:color="#FF0000" fo:font-size="12pt" style:font-size-asian="12pt" style:font-size-complex="12pt"/>
    </style:style>
    <style:style style:name="P223" style:parent-style-name="Título2" style:family="paragraph">
      <style:text-properties style:font-name-asian="Calibri"/>
    </style:style>
    <style:style style:name="P224" style:parent-style-name="Normal" style:family="paragraph">
      <style:paragraph-properties fo:text-align="justify" fo:margin-top="0.1666in" fo:margin-bottom="0.1666in"/>
    </style:style>
    <style:style style:name="T22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26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22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28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22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30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23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32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23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3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35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236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37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23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39" style:parent-style-name="Fonteparág.padrão" style:family="text">
      <style:text-properties style:font-name="Calibri" style:font-name-asian="Calibri" style:font-name-complex="Calibri" fo:font-style="italic" style:font-style-asian="italic" style:font-style-complex="italic" fo:font-size="12pt" style:font-size-asian="12pt" style:font-size-complex="12pt"/>
    </style:style>
    <style:style style:name="T24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4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42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24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4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45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246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47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24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49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25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51" style:parent-style-name="Normal" style:family="paragraph">
      <style:paragraph-properties fo:text-align="justify" fo:margin-bottom="0in" fo:line-height="115%">
        <style:tab-stops>
          <style:tab-stop style:type="left" style:position="1.1048in"/>
        </style:tab-stops>
      </style:paragraph-properties>
      <style:text-properties style:font-name-asian="Calibri" fo:color="#FF0000" fo:font-size="12pt" style:font-size-asian="12pt" style:font-size-complex="12pt"/>
    </style:style>
    <style:style style:name="P252" style:parent-style-name="Normal" style:family="paragraph">
      <style:paragraph-properties fo:text-align="justify" fo:margin-bottom="0in" fo:line-height="115%">
        <style:tab-stops>
          <style:tab-stop style:type="left" style:position="1.1048in"/>
        </style:tab-stops>
      </style:paragraph-properties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253" style:parent-style-name="Título1" style:family="paragraph">
      <style:text-properties style:font-name-asian="Calibri"/>
    </style:style>
    <style:style style:name="P254" style:parent-style-name="Normal" style:family="paragraph">
      <style:paragraph-properties fo:text-align="justify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255" style:parent-style-name="Título2" style:family="paragraph">
      <style:text-properties style:font-name-asian="Calibri"/>
    </style:style>
    <style:style style:name="P256" style:parent-style-name="Normal" style:family="paragraph">
      <style:paragraph-properties fo:text-align="justify" fo:margin-top="0.1666in" fo:margin-bottom="0.1666in"/>
    </style:style>
    <style:style style:name="T25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58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25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6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6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62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26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64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26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66" style:parent-style-name="Normal" style:family="paragraph">
      <style:paragraph-properties fo:text-align="justify" fo:margin-bottom="0in" fo:line-height="115%"/>
      <style:text-properties style:font-name="Calibri" style:font-name-asian="Calibri" style:font-name-complex="Calibri" fo:font-size="12pt" style:font-size-asian="12pt" style:font-size-complex="12pt"/>
    </style:style>
    <style:style style:name="P267" style:parent-style-name="Normal" style:family="paragraph">
      <style:paragraph-properties fo:text-align="justify" fo:margin-bottom="0in" fo:line-height="115%"/>
      <style:text-properties style:font-name-asian="Calibri" style:font-name-complex="Calibri" fo:color="#FF0000" fo:font-size="12pt" style:font-size-asian="12pt" style:font-size-complex="12pt"/>
    </style:style>
    <style:style style:name="P268" style:parent-style-name="Título2" style:family="paragraph">
      <style:text-properties style:font-name-asian="Calibri"/>
    </style:style>
    <style:style style:name="P269" style:parent-style-name="Normal" style:family="paragraph">
      <style:paragraph-properties fo:text-align="justify" fo:margin-top="0.1666in" fo:margin-bottom="0.1666in"/>
    </style:style>
    <style:style style:name="T27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71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27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73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27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75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276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7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278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27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80" style:parent-style-name="Normal" style:family="paragraph">
      <style:paragraph-properties fo:text-align="justify" fo:margin-bottom="0in" fo:line-height="115%"/>
      <style:text-properties style:font-name-asian="Calibri" fo:color="#FF0000" fo:font-size="12pt" style:font-size-asian="12pt" style:font-size-complex="12pt"/>
    </style:style>
    <style:style style:name="P281" style:parent-style-name="Normal" style:family="paragraph">
      <style:paragraph-properties fo:text-align="justify" fo:margin-bottom="0in" fo:line-height="115%"/>
      <style:text-properties style:font-name-asian="Calibri" style:font-name-complex="Calibri" fo:color="#FF0000" fo:font-size="12pt" style:font-size-asian="12pt" style:font-size-complex="12pt"/>
    </style:style>
    <style:style style:name="P282" style:parent-style-name="Título2" style:family="paragraph"/>
    <style:style style:name="T283" style:parent-style-name="Fonteparág.padrão" style:family="text">
      <style:text-properties style:font-name-asian="Calibri"/>
    </style:style>
    <style:style style:name="T284" style:parent-style-name="Fonteparág.padrão" style:family="text">
      <style:text-properties style:font-name-asian="Calibri"/>
    </style:style>
    <style:style style:name="P285" style:parent-style-name="ParágrafodaLista" style:family="paragraph">
      <style:paragraph-properties fo:text-align="justify" fo:margin-top="0.1666in" fo:margin-bottom="0.1666in"/>
      <style:text-properties style:font-name="Calibri" style:font-name-asian="Calibri" style:font-name-complex="Calibri" fo:font-size="12pt" style:font-size-asian="12pt" style:font-size-complex="12pt"/>
    </style:style>
    <style:style style:name="P286" style:parent-style-name="ParágrafodaLista" style:family="paragraph">
      <style:paragraph-properties fo:text-align="justify" fo:margin-top="0.1666in" fo:margin-bottom="0.1666in"/>
      <style:text-properties style:font-name="Calibri" style:font-name-asian="Calibri" style:font-name-complex="Calibri" fo:font-size="12pt" style:font-size-asian="12pt" style:font-size-complex="12pt"/>
    </style:style>
    <style:style style:name="P287" style:parent-style-name="Normal" style:family="paragraph">
      <style:paragraph-properties fo:text-align="justify" fo:margin-bottom="0in" fo:line-height="115%"/>
      <style:text-properties style:font-name-asian="Calibri" fo:color="#FF0000" fo:font-size="12pt" style:font-size-asian="12pt" style:font-size-complex="12pt"/>
    </style:style>
    <style:style style:name="P288" style:parent-style-name="Normal" style:family="paragraph">
      <style:paragraph-properties fo:text-align="justify" fo:margin-bottom="0in" fo:line-height="115%"/>
      <style:text-properties style:font-name-asian="Calibri" style:font-name-complex="Calibri" fo:color="#FF0000" fo:font-size="12pt" style:font-size-asian="12pt" style:font-size-complex="12pt"/>
    </style:style>
    <style:style style:name="P289" style:parent-style-name="Título2" style:family="paragraph">
      <style:text-properties style:font-name-asian="Calibri"/>
    </style:style>
    <style:style style:name="P290" style:parent-style-name="ParágrafodaLista" style:family="paragraph">
      <style:paragraph-properties fo:text-align="justify" fo:margin-top="0.1666in" fo:margin-bottom="0.1666in"/>
      <style:text-properties style:font-name="Calibri" style:font-name-asian="Calibri" style:font-name-complex="Calibri" fo:font-size="12pt" style:font-size-asian="12pt" style:font-size-complex="12pt"/>
    </style:style>
    <style:style style:name="P291" style:parent-style-name="ParágrafodaLista" style:family="paragraph">
      <style:paragraph-properties fo:text-align="justify" fo:margin-top="0.1666in" fo:margin-bottom="0.1666in"/>
      <style:text-properties style:font-name="Calibri" style:font-name-asian="Calibri" style:font-name-complex="Calibri" fo:font-size="12pt" style:font-size-asian="12pt" style:font-size-complex="12pt"/>
    </style:style>
    <style:style style:name="P292" style:parent-style-name="ParágrafodaLista" style:family="paragraph">
      <style:paragraph-properties fo:text-align="justify" fo:margin-top="0.1666in" fo:margin-bottom="0.1666in"/>
      <style:text-properties style:font-name="Calibri" style:font-name-asian="Calibri" style:font-name-complex="Calibri" fo:font-size="12pt" style:font-size-asian="12pt" style:font-size-complex="12pt"/>
    </style:style>
    <style:style style:name="P293" style:parent-style-name="Normal" style:family="paragraph">
      <style:paragraph-properties fo:text-align="justify" fo:margin-top="0.1666in" fo:margin-bottom="0.1666in"/>
    </style:style>
    <style:style style:name="T294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295" style:parent-style-name="ParágrafodaLista" style:family="paragraph">
      <style:paragraph-properties fo:text-align="justify" fo:margin-top="0.1666in" fo:margin-bottom="0.1666in"/>
    </style:style>
    <style:style style:name="T296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29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298" style:parent-style-name="ParágrafodaLista" style:family="paragraph">
      <style:paragraph-properties fo:text-align="justify" fo:margin-top="0.1666in" fo:margin-bottom="0.1666in"/>
    </style:style>
    <style:style style:name="T299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0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01" style:parent-style-name="ParágrafodaLista" style:family="paragraph">
      <style:paragraph-properties fo:text-align="justify" fo:margin-top="0.1666in" fo:margin-bottom="0.1666in"/>
    </style:style>
    <style:style style:name="T302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0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04" style:parent-style-name="ParágrafodaLista" style:family="paragraph">
      <style:paragraph-properties fo:text-align="justify" fo:margin-top="0.1666in" fo:margin-bottom="0.1666in"/>
    </style:style>
    <style:style style:name="T305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06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07" style:parent-style-name="Normal" style:family="paragraph">
      <style:paragraph-properties fo:text-align="justify" fo:margin-bottom="0in" fo:line-height="115%"/>
      <style:text-properties style:font-name-asian="Calibri" fo:color="#FF0000" fo:font-size="12pt" style:font-size-asian="12pt" style:font-size-complex="12pt"/>
    </style:style>
    <style:style style:name="P308" style:parent-style-name="Normal" style:family="paragraph">
      <style:paragraph-properties fo:text-align="justify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309" style:parent-style-name="Título2" style:family="paragraph">
      <style:text-properties style:font-name-asian="Calibri"/>
    </style:style>
    <style:style style:name="P310" style:parent-style-name="Normal" style:family="paragraph">
      <style:paragraph-properties fo:text-align="justify" fo:margin-top="0.1666in" fo:margin-bottom="0.1666in"/>
    </style:style>
    <style:style style:name="T31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12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1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14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1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16" style:parent-style-name="Normal" style:family="paragraph">
      <style:paragraph-properties fo:text-align="justify" fo:margin-top="0.1666in" fo:margin-bottom="0.1666in"/>
    </style:style>
    <style:style style:name="T317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1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1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20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2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2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23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2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2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26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327" style:parent-style-name="ParágrafodaLista" style:family="paragraph">
      <style:paragraph-properties fo:text-align="justify" fo:margin-top="0.1666in" fo:margin-bottom="0.1666in"/>
    </style:style>
    <style:style style:name="T328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2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30" style:parent-style-name="ParágrafodaLista" style:family="paragraph">
      <style:paragraph-properties fo:text-align="justify" fo:margin-top="0.1666in" fo:margin-bottom="0.1666in"/>
    </style:style>
    <style:style style:name="T331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3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33" style:parent-style-name="ParágrafodaLista" style:family="paragraph">
      <style:paragraph-properties fo:text-align="justify" fo:margin-top="0.1666in" fo:margin-bottom="0.1666in"/>
    </style:style>
    <style:style style:name="T334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3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36" style:parent-style-name="Normal" style:family="paragraph">
      <style:paragraph-properties fo:text-align="justify" fo:margin-bottom="0in" fo:line-height="115%"/>
      <style:text-properties style:font-name-asian="Calibri" fo:color="#FF0000" fo:font-size="12pt" style:font-size-asian="12pt" style:font-size-complex="12pt"/>
    </style:style>
    <style:style style:name="P337" style:parent-style-name="Normal" style:family="paragraph">
      <style:paragraph-properties fo:text-align="justify" fo:margin-bottom="0in" fo:line-height="115%"/>
      <style:text-properties style:font-name-asian="Calibri" fo:color="#FF0000" fo:font-size="12pt" style:font-size-asian="12pt" style:font-size-complex="12pt"/>
    </style:style>
    <style:style style:name="P338" style:parent-style-name="Título2" style:family="paragraph">
      <style:text-properties style:font-name-asian="Calibri"/>
    </style:style>
    <style:style style:name="P339" style:parent-style-name="Normal" style:family="paragraph">
      <style:paragraph-properties fo:text-align="justify" fo:margin-top="0.1666in" fo:margin-bottom="0.1666in"/>
    </style:style>
    <style:style style:name="T34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41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4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43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4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45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46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47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4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4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50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5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52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5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54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5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56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57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5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59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6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61" style:parent-style-name="Normal" style:family="paragraph">
      <style:paragraph-properties fo:text-align="justify" fo:margin-bottom="0in" fo:line-height="115%"/>
      <style:text-properties style:font-name-asian="Calibri" fo:color="#FF0000" fo:font-size="12pt" style:font-size-asian="12pt" style:font-size-complex="12pt"/>
    </style:style>
    <style:style style:name="P362" style:parent-style-name="Normal" style:family="paragraph">
      <style:paragraph-properties fo:text-align="justify" fo:margin-bottom="0in" fo:line-height="115%"/>
      <style:text-properties style:font-name-asian="Calibri" fo:font-weight="bold" style:font-weight-asian="bold" style:font-weight-complex="bold" fo:font-size="12pt" style:font-size-asian="12pt" style:font-size-complex="12pt"/>
    </style:style>
    <style:style style:name="P363" style:parent-style-name="Título1" style:family="paragraph">
      <style:text-properties style:font-name-asian="Calibri"/>
    </style:style>
    <style:style style:name="P364" style:parent-style-name="Normal" style:family="paragraph">
      <style:paragraph-properties fo:text-align="justify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365" style:parent-style-name="Título2" style:family="paragraph">
      <style:text-properties style:font-name-asian="Calibri"/>
    </style:style>
    <style:style style:name="P366" style:parent-style-name="Normal" style:family="paragraph">
      <style:paragraph-properties fo:text-align="justify" fo:margin-top="0.1666in" fo:margin-bottom="0.1666in"/>
    </style:style>
    <style:style style:name="T36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68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6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70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7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72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7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74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7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76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7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7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7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80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8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8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83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8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85" style:parent-style-name="Normal" style:family="paragraph">
      <style:paragraph-properties fo:text-align="justify" fo:margin-bottom="0in" fo:line-height="115%"/>
      <style:text-properties style:font-name-asian="Calibri" fo:color="#FF0000" fo:font-size="12pt" style:font-size-asian="12pt" style:font-size-complex="12pt"/>
    </style:style>
    <style:style style:name="P386" style:parent-style-name="Normal" style:family="paragraph">
      <style:paragraph-properties fo:text-align="justify" fo:margin-bottom="0in" fo:line-height="115%"/>
      <style:text-properties style:font-name-asian="Calibri" style:font-name-complex="Calibri" fo:color="#FF0000" fo:font-size="12pt" style:font-size-asian="12pt" style:font-size-complex="12pt"/>
    </style:style>
    <style:style style:name="P387" style:parent-style-name="Título3" style:family="paragraph">
      <style:text-properties style:font-name-asian="Calibri"/>
    </style:style>
    <style:style style:name="P388" style:parent-style-name="Normal" style:family="paragraph">
      <style:paragraph-properties fo:text-align="justify" fo:margin-top="0.1666in" fo:margin-bottom="0.1666in"/>
    </style:style>
    <style:style style:name="T38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90" style:parent-style-name="Normal" style:family="paragraph">
      <style:paragraph-properties fo:text-align="justify" fo:margin-top="0.1666in" fo:margin-bottom="0.1666in"/>
    </style:style>
    <style:style style:name="T39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392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9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394" style:parent-style-name="Normal" style:family="paragraph">
      <style:paragraph-properties fo:text-align="justify" fo:margin-bottom="0in" fo:line-height="115%"/>
      <style:text-properties style:font-name-asian="Calibri" fo:color="#FF0000" fo:font-size="12pt" style:font-size-asian="12pt" style:font-size-complex="12pt"/>
    </style:style>
    <style:style style:name="P395" style:parent-style-name="Normal" style:family="paragraph">
      <style:paragraph-properties fo:text-align="justify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396" style:parent-style-name="Título2" style:family="paragraph"/>
    <style:style style:name="T397" style:parent-style-name="Fonteparág.padrão" style:family="text">
      <style:text-properties style:font-name-asian="Calibri"/>
    </style:style>
    <style:style style:name="T398" style:parent-style-name="Fonteparág.padrão" style:family="text">
      <style:text-properties style:font-name-asian="Calibri"/>
    </style:style>
    <style:style style:name="T399" style:parent-style-name="Fonteparág.padrão" style:family="text">
      <style:text-properties style:font-name-asian="Calibri"/>
    </style:style>
    <style:style style:name="T400" style:parent-style-name="Fonteparág.padrão" style:family="text">
      <style:text-properties style:font-name-asian="Calibri" fo:background-color="#FFFF00"/>
    </style:style>
    <style:style style:name="T401" style:parent-style-name="Fonteparág.padrão" style:family="text">
      <style:text-properties style:font-name-asian="Calibri"/>
    </style:style>
    <style:style style:name="P402" style:parent-style-name="Título3" style:family="paragraph">
      <style:paragraph-properties fo:text-align="justify" fo:margin-top="0.1951in" fo:margin-bottom="0.1951in"/>
    </style:style>
    <style:style style:name="T403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404" style:parent-style-name="Normal" style:family="paragraph">
      <style:paragraph-properties fo:text-align="justify" fo:margin-top="0.1666in" fo:margin-bottom="0.1666in"/>
    </style:style>
    <style:style style:name="T40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06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0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08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0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10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1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1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413" style:parent-style-name="Título3" style:family="paragraph">
      <style:paragraph-properties fo:text-align="justify" fo:margin-top="0.1951in" fo:margin-bottom="0.1951in"/>
    </style:style>
    <style:style style:name="T414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415" style:parent-style-name="Normal" style:family="paragraph">
      <style:paragraph-properties fo:text-align="justify" fo:margin-top="0.1666in" fo:margin-bottom="0.1666in"/>
    </style:style>
    <style:style style:name="T416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17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1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19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2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21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2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2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424" style:parent-style-name="Normal" style:family="paragraph">
      <style:paragraph-properties fo:text-align="justify" fo:margin-top="0.1666in" fo:margin-bottom="0.1666in"/>
      <style:text-properties style:font-name="Calibri" style:font-name-asian="Calibri" style:font-name-complex="Calibri" fo:font-size="12pt" style:font-size-asian="12pt" style:font-size-complex="12pt"/>
    </style:style>
    <style:style style:name="P425" style:parent-style-name="Normal" style:family="paragraph">
      <style:paragraph-properties fo:text-align="justify" fo:margin-bottom="0in" fo:line-height="115%"/>
      <style:text-properties style:font-name-asian="Calibri" fo:color="#FF0000" fo:font-size="12pt" style:font-size-asian="12pt" style:font-size-complex="12pt"/>
    </style:style>
    <style:style style:name="P426" style:parent-style-name="Normal" style:family="paragraph">
      <style:paragraph-properties fo:text-align="justify" fo:margin-bottom="0in" fo:line-height="115%" fo:text-indent="0.4916in"/>
      <style:text-properties style:font-name-asian="Calibri" fo:color="#2F5496" fo:font-size="13pt" style:font-size-asian="13pt" style:font-size-complex="13pt"/>
    </style:style>
    <style:style style:name="P427" style:parent-style-name="Título3" style:family="paragraph"/>
    <style:style style:name="P428" style:parent-style-name="Normal" style:family="paragraph">
      <style:paragraph-properties fo:text-align="justify" fo:margin-bottom="0in" fo:line-height="115%" fo:text-indent="0.4916in"/>
    </style:style>
    <style:style style:name="T42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30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3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32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3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3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35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36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37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3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3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40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4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42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4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444" style:parent-style-name="Título3" style:family="paragraph"/>
    <style:style style:name="P445" style:parent-style-name="Normal" style:family="paragraph">
      <style:paragraph-properties fo:margin-top="0.1666in" fo:margin-bottom="0.1666in"/>
    </style:style>
    <style:style style:name="T446" style:parent-style-name="Fonteparág.padrão" style:family="text">
      <style:text-properties fo:font-weight="bold" style:font-weight-asian="bold" style:font-weight-complex="bold"/>
    </style:style>
    <style:style style:name="T447" style:parent-style-name="Fonteparág.padrão" style:family="text">
      <style:text-properties fo:font-weight="bold" style:font-weight-asian="bold" style:font-weight-complex="bold"/>
    </style:style>
    <style:style style:name="T448" style:parent-style-name="Fonteparág.padrão" style:family="text">
      <style:text-properties fo:font-weight="bold" style:font-weight-asian="bold" style:font-weight-complex="bold"/>
    </style:style>
    <style:style style:name="T449" style:parent-style-name="Fonteparág.padrão" style:family="text">
      <style:text-properties fo:font-weight="bold" style:font-weight-asian="bold" style:font-weight-complex="bold"/>
    </style:style>
    <style:style style:name="T450" style:parent-style-name="Fonteparág.padrão" style:family="text">
      <style:text-properties fo:font-weight="bold" style:font-weight-asian="bold" style:font-weight-complex="bold"/>
    </style:style>
    <style:style style:name="P451" style:parent-style-name="ParágrafodaLista" style:family="paragraph">
      <style:paragraph-properties fo:margin-top="0.1666in" fo:margin-bottom="0.1666in"/>
    </style:style>
    <style:style style:name="P452" style:parent-style-name="ParágrafodaLista" style:family="paragraph">
      <style:paragraph-properties fo:margin-top="0.1666in" fo:margin-bottom="0.1666in"/>
    </style:style>
    <style:style style:name="P453" style:parent-style-name="ParágrafodaLista" style:family="paragraph">
      <style:paragraph-properties fo:margin-top="0.1666in" fo:margin-bottom="0.1666in"/>
    </style:style>
    <style:style style:name="P454" style:parent-style-name="ParágrafodaLista" style:family="paragraph">
      <style:paragraph-properties fo:margin-top="0.1666in" fo:margin-bottom="0.1666in"/>
    </style:style>
    <style:style style:name="P455" style:parent-style-name="ParágrafodaLista" style:family="paragraph">
      <style:paragraph-properties fo:margin-top="0.1666in" fo:margin-bottom="0.1666in"/>
    </style:style>
    <style:style style:name="P456" style:parent-style-name="ParágrafodaLista" style:family="paragraph">
      <style:paragraph-properties fo:text-align="justify" fo:margin-bottom="0in" fo:line-height="115%" fo:margin-left="0.75in">
        <style:tab-stops/>
      </style:paragraph-properties>
      <style:text-properties fo:color="#FF0000" fo:font-size="12pt" style:font-size-asian="12pt" style:font-size-complex="12pt"/>
    </style:style>
    <style:style style:name="P457" style:parent-style-name="Título3" style:family="paragraph"/>
    <style:style style:name="P458" style:parent-style-name="ParágrafodaLista" style:family="paragraph">
      <style:paragraph-properties fo:text-align="justify" fo:margin-bottom="0in" fo:line-height="115%" fo:margin-left="0.75in">
        <style:tab-stops/>
      </style:paragraph-properties>
    </style:style>
    <style:style style:name="T459" style:parent-style-name="Fonteparág.padrão" style:family="text">
      <style:text-properties fo:font-weight="bold" style:font-weight-asian="bold" style:font-weight-complex="bold"/>
    </style:style>
    <style:style style:name="T460" style:parent-style-name="Fonteparág.padrão" style:family="text">
      <style:text-properties fo:font-weight="bold" style:font-weight-asian="bold" style:font-weight-complex="bold"/>
    </style:style>
    <style:style style:name="P461" style:parent-style-name="Título3" style:family="paragraph"/>
    <style:style style:name="P462" style:parent-style-name="ParágrafodaLista" style:family="paragraph">
      <style:paragraph-properties fo:text-align="justify" fo:margin-bottom="0in" fo:line-height="115%" fo:margin-left="0.75in">
        <style:tab-stops/>
      </style:paragraph-properties>
    </style:style>
    <style:style style:name="T463" style:parent-style-name="Fonteparág.padrão" style:family="text">
      <style:text-properties fo:font-weight="bold" style:font-weight-asian="bold" style:font-weight-complex="bold"/>
    </style:style>
    <style:style style:name="T464" style:parent-style-name="Fonteparág.padrão" style:family="text">
      <style:text-properties fo:font-weight="bold" style:font-weight-asian="bold" style:font-weight-complex="bold"/>
    </style:style>
    <style:style style:name="T465" style:parent-style-name="Fonteparág.padrão" style:family="text">
      <style:text-properties fo:font-weight="bold" style:font-weight-asian="bold" style:font-weight-complex="bold"/>
    </style:style>
    <style:style style:name="P466" style:parent-style-name="Título3" style:family="paragraph"/>
    <style:style style:name="P467" style:parent-style-name="Normal" style:family="paragraph">
      <style:paragraph-properties fo:text-align="justify" fo:margin-bottom="0in" fo:line-height="115%"/>
    </style:style>
    <style:style style:name="T46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69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7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7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72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7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74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75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76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77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7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79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80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81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82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83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84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85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86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87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88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89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90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91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T492" style:parent-style-name="Fonteparág.padrão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93" style:parent-style-name="Fonteparág.padrão" style:family="text">
      <style:text-properties style:font-name="Calibri" style:font-name-asian="Calibri" style:font-name-complex="Calibri" fo:font-size="12pt" style:font-size-asian="12pt" style:font-size-complex="12pt"/>
    </style:style>
    <style:style style:name="P494" style:parent-style-name="Normal" style:family="paragraph">
      <style:paragraph-properties fo:text-align="justify" fo:margin-bottom="0in" fo:line-height="115%"/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><text:span text:style-name="T2">Faculdade Unimetrocamp WYDEN</text:span></text:p>
      <text:p text:style-name="P3">Vila Industrial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PagFácil - Um sistema de gerenciamento de Conta</text:span></text:p>
      <text:p text:style-name="P24"/>
      <text:p text:style-name="P25"><text:span text:style-name="T26">Willian Luiz Iamarino Gandolphi – 202308428454</text:span></text:p>
      <text:p text:style-name="P27">Wallace Da Silva Francisco – 202308428713</text:p>
      <text:p text:style-name="P28">Gustavo Turatti – Professor da Disciplina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2025</text:p>
      <text:p text:style-name="P44"><text:span text:style-name="T45">Campinas/SP</text:span></text:p>
      <text:p text:style-name="P46"/>
      <text:p text:style-name="P47"/>
      <text:p text:style-name="CabeçalhodoSumário">Sumá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8"><text:a xlink:href="#_Toc119686561" office:target-frame-name="_top" xlink:show="replace"><text:span text:style-name="T49">1.</text:span><text:span text:style-name="T50"><text:tab/></text:span><text:span text:style-name="T51">DIAGNÓSTICO E TEORIZAÇÃO</text:span><text:tab/>3</text:a></text:p>
          <text:p text:style-name="P52"><text:a xlink:href="#_Toc119686562" office:target-frame-name="_top" xlink:show="replace"><text:span text:style-name="T53">1.1.</text:span><text:span text:style-name="T54"><text:tab/></text:span><text:span text:style-name="T55">Identificação das partes interessadas e parceiros</text:span><text:tab/>3</text:a></text:p>
          <text:p text:style-name="P56"><text:a xlink:href="#_Toc119686563" office:target-frame-name="_top" xlink:show="replace"><text:span text:style-name="T57">1.2.</text:span><text:span text:style-name="T58"><text:tab/></text:span><text:span text:style-name="T59">Problemática e/ou problemas identificados</text:span><text:tab/>3</text:a></text:p>
          <text:p text:style-name="P60"><text:a xlink:href="#_Toc119686564" office:target-frame-name="_top" xlink:show="replace"><text:span text:style-name="T61">1.3.</text:span><text:span text:style-name="T62"><text:tab/></text:span><text:span text:style-name="T63">Justificativa</text:span><text:tab/>3</text:a></text:p>
          <text:p text:style-name="P64"><text:a xlink:href="#_Toc119686565" office:target-frame-name="_top" xlink:show="replace"><text:span text:style-name="T65">1.4.</text:span><text:span text:style-name="T66"><text:tab/></text:span><text:span text:style-name="T67">Objetivos/resultados/efeitos a serem alcançados (em relação ao problema identificado e sob a perspectiva dos públicos envolvidos)</text:span><text:tab/>3</text:a></text:p>
          <text:p text:style-name="P68"><text:a xlink:href="#_Toc119686566" office:target-frame-name="_top" xlink:show="replace"><text:span text:style-name="T69">1.5.</text:span><text:span text:style-name="T70"><text:tab/></text:span><text:span text:style-name="T71">Referencial teórico (subsídio teórico para propositura de ações da extensão)</text:span><text:tab/>3</text:a></text:p>
          <text:p text:style-name="P72"><text:a xlink:href="#_Toc119686567" office:target-frame-name="_top" xlink:show="replace"><text:span text:style-name="T73">2.</text:span><text:span text:style-name="T74"><text:tab/></text:span><text:span text:style-name="T75">PLANEJAMENTO E DESENVOLVIMENTO DO PROJETO</text:span><text:tab/>4</text:a></text:p>
          <text:p text:style-name="P76"><text:a xlink:href="#_Toc119686568" office:target-frame-name="_top" xlink:show="replace"><text:span text:style-name="T77">2.1.</text:span><text:span text:style-name="T78"><text:tab/></text:span><text:span text:style-name="T79">Plano de trabalho (usando ferramenta acordada com o docente)</text:span><text:tab/>4</text:a></text:p>
          <text:p text:style-name="P80"><text:a xlink:href="#_Toc119686569" office:target-frame-name="_top" xlink:show="replace"><text:span text:style-name="T81">2.2.</text:span><text:span text:style-name="T82"><text:tab/></text:span><text:span text:style-name="T83">Descrição da forma de envolvimento do público participante na formulação do projeto, seu desenvolvimento e avaliação, bem como as estratégias pelo grupo para mobilizá-los.</text:span><text:tab/>4</text:a></text:p>
          <text:p text:style-name="P84"><text:a xlink:href="#_Toc119686570" office:target-frame-name="_top" xlink:show="replace"><text:span text:style-name="T85">2.3.</text:span><text:span text:style-name="T86"><text:tab/></text:span><text:span text:style-name="T87">Grupo de trabalho (descrição da responsabilidade de cada membro)</text:span><text:tab/>4</text:a></text:p>
          <text:p text:style-name="P88"><text:a xlink:href="#_Toc119686571" office:target-frame-name="_top" xlink:show="replace"><text:span text:style-name="T89">2.4.</text:span><text:span text:style-name="T90"><text:tab/></text:span><text:span text:style-name="T91">Metas, critérios ou indicadores de avaliação do projeto</text:span><text:tab/>4</text:a></text:p>
          <text:p text:style-name="P92"><text:a xlink:href="#_Toc119686572" office:target-frame-name="_top" xlink:show="replace"><text:span text:style-name="T93">2.5.</text:span><text:span text:style-name="T94"><text:tab/></text:span><text:span text:style-name="T95">Recursos previstos</text:span><text:tab/>5</text:a></text:p>
          <text:p text:style-name="P96"><text:a xlink:href="#_Toc119686573" office:target-frame-name="_top" xlink:show="replace"><text:span text:style-name="T97">2.6.</text:span><text:span text:style-name="T98"><text:tab/></text:span><text:span text:style-name="T99">Detalhamento técnico do projeto</text:span><text:tab/>5</text:a></text:p>
          <text:p text:style-name="P100"><text:a xlink:href="#_Toc119686574" office:target-frame-name="_top" xlink:show="replace"><text:span text:style-name="T101">3.</text:span><text:span text:style-name="T102"><text:tab/></text:span><text:span text:style-name="T103">ENCERRAMENTO DO PROJETO</text:span><text:tab/>5</text:a></text:p>
          <text:p text:style-name="P104"><text:a xlink:href="#_Toc119686575" office:target-frame-name="_top" xlink:show="replace"><text:span text:style-name="T105">3.1.</text:span><text:span text:style-name="T106"><text:tab/></text:span><text:span text:style-name="T107">Relatório Coletivo (podendo ser oral e escrita ou apenas escrita)</text:span><text:tab/>5</text:a></text:p>
          <text:p text:style-name="P108"><text:a xlink:href="#_Toc119686576" office:target-frame-name="_top" xlink:show="replace"><text:span text:style-name="T109">3.2.</text:span><text:span text:style-name="T110"><text:tab/></text:span><text:span text:style-name="T111">Avaliação de reação da parte interessada</text:span><text:tab/>5</text:a></text:p>
          <text:p text:style-name="P112"><text:a xlink:href="#_Toc119686577" office:target-frame-name="_top" xlink:show="replace"><text:span text:style-name="T113">3.3.</text:span><text:span text:style-name="T114"><text:tab/></text:span><text:span text:style-name="T115">Relato de Experiência Individual</text:span><text:tab/>5</text:a></text:p>
          <text:p text:style-name="P116"><text:a xlink:href="#_Toc119686578" office:target-frame-name="_top" xlink:show="replace"><text:span text:style-name="Hyperlink">3.1. CONTEXTUALIZAÇÃO</text:span><text:tab/>5</text:a></text:p>
          <text:p text:style-name="P117"><text:a xlink:href="#_Toc119686579" office:target-frame-name="_top" xlink:show="replace"><text:span text:style-name="Hyperlink">3.2. METODOLOGIA</text:span><text:tab/>6</text:a></text:p>
          <text:p text:style-name="P118"><text:a xlink:href="#_Toc119686580" office:target-frame-name="_top" xlink:show="replace"><text:span text:style-name="Hyperlink">3.3. RESULTADOS E DISCUSSÃO:</text:span><text:tab/>6</text:a></text:p>
          <text:p text:style-name="P119"><text:a xlink:href="#_Toc119686581" office:target-frame-name="_top" xlink:show="replace"><text:span text:style-name="Hyperlink">3.4. REFLEXÃO APROFUNDADA</text:span><text:tab/>6</text:a></text:p>
          <text:p text:style-name="P120"><text:a xlink:href="#_Toc119686582" office:target-frame-name="_top" xlink:show="replace"><text:span text:style-name="Hyperlink">3.5. <text:s/>CONSIDERAÇÕES FINAIS</text:span><text:tab/>6</text:a></text:p>
        </text:index-body>
      </text:table-of-content>
      <text:p text:style-name="Normal"/>
      <text:p text:style-name="P121"/>
      <text:p text:style-name="P122"/>
      <text:p text:style-name="P123"/>
      <text:list text:style-name="LFO11" text:continue-numbering="true">
        <text:list-item>
          <text:p text:style-name="P124"><text:bookmark-start text:name="_Toc119686561"/><text:span text:style-name="T125">DIAGNÓSTICO E TEORIZAÇÃO</text:span><text:span text:style-name="T126"><text:s/></text:span><text:bookmark-end text:name="_Toc119686561"/></text:p>
        </text:list-item>
      </text:list>
      <text:list text:style-name="LFO11" text:continue-numbering="true">
        <text:list-item>
          <text:list>
            <text:list-item>
              <text:p text:style-name="P127"><text:bookmark-start text:name="_Toc119686562"/>Identificação das partes<text:s/>interessadas e<text:s/>parceiros<text:bookmark-end text:name="_Toc119686562"/><text:s/></text:p>
            </text:list-item>
          </text:list>
        </text:list-item>
      </text:list>
      <text:p text:style-name="P128"><text:span text:style-name="T129">O projeto<text:s/></text:span><text:span text:style-name="T130">PagFácil</text:span><text:span text:style-name="T131"><text:s/>tem como público-alvo<text:s/></text:span><text:span text:style-name="T132">pessoas de faixa etária mais avançada</text:span><text:span text:style-name="T133">, que apresentam dificuldade em lembrar das<text:s/></text:span><text:span text:style-name="T134">datas de pagamento de contas e compromissos financeiros</text:span><text:span text:style-name="T135">. Esse grupo geralmente possui<text:s/></text:span><text:span text:style-name="T136">nível de escolaridade variado</text:span><text:span text:style-name="T137">, entre ensino médio completo e superior, e pertencem a<text:s/></text:span><text:span text:style-name="T138">diferentes classes socioeconômicas</text:span><text:span text:style-name="T139">, mas com uma característica em comum: a necessidade de uma solução prática, intuitiva e acessível para organizar as finanças do dia a dia.</text:span></text:p>
      <text:p text:style-name="P140"><text:span text:style-name="T141">A estimativa é que o aplicativo possa atender<text:s/></text:span><text:span text:style-name="T142">usuários individuais de todas as regiões</text:span><text:span text:style-name="T143">, uma vez que o acesso será feito<text:s/></text:span><text:span text:style-name="T144">via smartphone</text:span><text:span text:style-name="T145">, exigindo apenas conexão à internet. Não há parceiros institucionais envolvidos no desenvolvimento do projeto, sendo uma iniciativa<text:s/></text:span><text:span text:style-name="T146">exclusivamente acadêmica</text:span><text:span text:style-name="T147">, elaborada e executada pelos discentes<text:s/></text:span><text:span text:style-name="T148">Willian Luiz Iamarino Gandolphi</text:span><text:span text:style-name="T149"><text:s/>e<text:s/></text:span><text:span text:style-name="T150">Wallace Da Silva Francisco</text:span><text:span text:style-name="T151">, do curso de<text:s/></text:span><text:span text:style-name="T152">Análise e Desenvolvimento de Sistemas da UniMetrocamp Wyden</text:span><text:span text:style-name="T153">.</text:span></text:p>
      <text:p text:style-name="P154"/>
      <text:p text:style-name="P155"/>
      <text:list text:style-name="LFO11" text:continue-numbering="true">
        <text:list-item>
          <text:list>
            <text:list-item>
              <text:p text:style-name="P156"><text:bookmark-start text:name="_Toc119686563"/>Problemática<text:s/>e/ou problemas identificados<text:bookmark-end text:name="_Toc119686563"/></text:p>
            </text:list-item>
          </text:list>
        </text:list-item>
      </text:list>
      <text:p text:style-name="P157"><text:span text:style-name="T158">Durante o levantamento inicial, observou-se que<text:s/></text:span><text:span text:style-name="T159">muitas pessoas com mais idade</text:span><text:span text:style-name="T160"><text:s/>têm dificuldade em gerenciar prazos de pagamento, o que frequentemente resulta em<text:s/></text:span><text:span text:style-name="T161">atrasos, juros, esquecimento de contas e desorganização financeira</text:span><text:span text:style-name="T162">. A ausência de ferramentas simples e adaptadas a esse público agrava a situação, já que a maioria dos aplicativos financeiros atuais possui<text:s/></text:span><text:span text:style-name="T163">interfaces complexas e linguagem técnica</text:span><text:span text:style-name="T164">.</text:span></text:p>
      <text:p text:style-name="P165"><text:span text:style-name="T166">Essa problemática foi identificada a partir de<text:s/></text:span><text:span text:style-name="T167">conversas e observações cotidianas</text:span><text:span text:style-name="T168"><text:s/>com usuários que relataram sentir falta de um aplicativo mais intuitivo, que enviasse<text:s/></text:span><text:span text:style-name="T169">lembretes automáticos</text:span><text:span text:style-name="T170"><text:s/>e mantivesse um<text:s/></text:span><text:span text:style-name="T171">calendário de contas de fácil visualização</text:span><text:span text:style-name="T172">. O<text:s/></text:span><text:span text:style-name="T173">PagFácil</text:span><text:span text:style-name="T174"><text:s/>surge, portanto, como uma resposta a essa necessidade, visando promover<text:s/></text:span><text:span text:style-name="T175">organização, praticidade e tranquilidade</text:span><text:span text:style-name="T176"><text:s/>para pessoas que desejam manter suas finanças em dia sem complicações.</text:span></text:p>
      <text:p text:style-name="P177"/>
      <text:p text:style-name="P178"/>
      <text:list text:style-name="LFO11" text:continue-numbering="true">
        <text:list-item>
          <text:list>
            <text:list-item>
              <text:p text:style-name="P179"><text:bookmark-start text:name="_Toc119686564"/>Justificativa<text:bookmark-end text:name="_Toc119686564"/><text:s/></text:p>
            </text:list-item>
          </text:list>
        </text:list-item>
      </text:list>
      <text:p text:style-name="P180"><text:span text:style-name="T181">A criação do<text:s/></text:span><text:span text:style-name="T182">PagFácil</text:span><text:span text:style-name="T183"><text:s/>justifica-se pela<text:s/></text:span><text:span text:style-name="T184">relevância social e acadêmica</text:span><text:span text:style-name="T185"><text:s/>da proposta, uma vez que conecta conhecimentos técnicos da área de tecnologia com uma demanda real da comunidade. O projeto busca aplicar conceitos de<text:s/></text:span><text:span text:style-name="T186">desenvolvimento mobile, banco de dados em nuvem e experiência do usuário (UX)</text:span><text:span text:style-name="T187"><text:s/>na criação de uma ferramenta que contribui diretamente para o bem-estar e a autonomia financeira de pessoas com mais idade.</text:span></text:p>
      <text:p text:style-name="P188"><text:span text:style-name="T189">Sob o ponto de vista acadêmico, o projeto permite aos estudantes<text:s/></text:span><text:span text:style-name="T190">aplicar na prática conteúdos teóricos</text:span><text:span text:style-name="T191"><text:s/>do curso de<text:s/></text:span><text:span text:style-name="T192">Análise e Desenvolvimento de Sistemas</text:span><text:span text:style-name="T193">, como<text:s/></text:span><text:span text:style-name="T194">programação mobile, integração com APIs, autenticação e armazenamento em nuvem</text:span><text:span text:style-name="T195">, fortalecendo competências essenciais para o mercado de trabalho.</text:span></text:p>
      <text:p text:style-name="P196"><text:span text:style-name="T197">Além disso, o<text:s/></text:span><text:span text:style-name="T198">PagFácil</text:span><text:span text:style-name="T199"><text:s/>dialoga com princípios de acessibilidade digital, ao priorizar uma interface clara, botões de fácil leitura e lembretes automáticos, reforçando o compromisso do grupo em<text:s/></text:span><text:span text:style-name="T200">criar soluções tecnológicas inclusivas e de impacto social</text:span><text:span text:style-name="T201">.</text:span></text:p>
      <text:p text:style-name="P202"/>
      <text:p text:style-name="P203"/>
      <text:list text:style-name="LFO11" text:continue-numbering="true">
        <text:list-item>
          <text:list>
            <text:list-item>
              <text:p text:style-name="P204"><text:bookmark-start text:name="_Toc119686565"/>Objetivos/resultados/efeitos<text:s/>a serem alcançados<text:s/>(em relação ao problema identificado e sob a perspectiva dos públicos envolvidos)<text:bookmark-end text:name="_Toc119686565"/></text:p>
            </text:list-item>
          </text:list>
        </text:list-item>
      </text:list>
      <text:list text:style-name="LFO6" text:continue-numbering="true">
        <text:list-item>
          <text:p text:style-name="P205"><text:span text:style-name="T206">Desenvolver</text:span><text:span text:style-name="T207"><text:s/>um aplicativo mobile capaz de registrar contas e organizar seus vencimentos em um calendário.</text:span></text:p>
        </text:list-item>
        <text:list-item>
          <text:p text:style-name="P208"><text:span text:style-name="T209">Implementar</text:span><text:span text:style-name="T210"><text:s/>um sistema de lembretes automáticos para alertar o usuário sobre as datas de pagamento.</text:span></text:p>
        </text:list-item>
        <text:list-item>
          <text:p text:style-name="P211"><text:span text:style-name="T212">Facilitar</text:span><text:span text:style-name="T213"><text:s/>o controle financeiro pessoal de pessoas com mais idade por meio de uma interface acessível e intuitiva.</text:span></text:p>
        </text:list-item>
      </text:list>
      <text:p text:style-name="P214"><text:span text:style-name="T215">Esses objetivos serão avaliados com base na<text:s/></text:span><text:span text:style-name="T216">funcionalidade do aplicativo</text:span><text:span text:style-name="T217">,<text:s/></text:span><text:span text:style-name="T218">usabilidade durante os testes</text:span><text:span text:style-name="T219"><text:s/>e<text:s/></text:span><text:span text:style-name="T220">nível de satisfação dos usuários</text:span><text:span text:style-name="T221"><text:s/>em relação à facilidade de uso e eficácia dos lembretes.</text:span></text:p>
      <text:p text:style-name="P222"/>
      <text:list text:style-name="LFO11" text:continue-numbering="true">
        <text:list-item>
          <text:list>
            <text:list-item>
              <text:p text:style-name="P223"><text:bookmark-start text:name="_Toc119686566"/>Referencial teórico (subsídio teórico para propositura de ações da extensão)<text:bookmark-end text:name="_Toc119686566"/></text:p>
            </text:list-item>
          </text:list>
        </text:list-item>
      </text:list>
      <text:p text:style-name="P224"><text:span text:style-name="T225">O desenvolvimento do projeto<text:s/></text:span><text:span text:style-name="T226">PagFácil</text:span><text:span text:style-name="T227"><text:s/>fundamenta-se em três eixos teóricos principais:<text:s/></text:span><text:span text:style-name="T228">usabilidade</text:span><text:span text:style-name="T229">,<text:s/></text:span><text:span text:style-name="T230">acessibilidade digital</text:span><text:span text:style-name="T231"><text:s/>e<text:s/></text:span><text:span text:style-name="T232">tecnologias móveis aplicadas à inclusão</text:span><text:span text:style-name="T233">.</text:span><text:line-break/><text:span text:style-name="T234">Segundo<text:s/></text:span><text:span text:style-name="T235">Jakob Nielsen (1993)</text:span><text:span text:style-name="T236">, a usabilidade está diretamente relacionada à facilidade com que o usuário consegue interagir com um sistema. Esse princípio norteou todo o processo de design do aplicativo, garantindo uma navegação simples e eficiente.</text:span><text:line-break/><text:span text:style-name="T237">Donald Norman (2013)</text:span><text:span text:style-name="T238">, em sua obra<text:s/></text:span><text:span text:style-name="T239">O Design do Dia a Dia</text:span><text:span text:style-name="T240">, reforça que a tecnologia deve se adaptar ao comportamento humano, e não o contrário. Esse conceito foi essencial para orientar o desenvolvimento de uma interface voltada a usuários com pouca familiaridade tecnológica.</text:span><text:line-break/><text:span text:style-name="T241">Por fim,<text:s/></text:span><text:span text:style-name="T242">Steve Krug (2014)</text:span><text:span text:style-name="T243"><text:s/>destaca que a clareza visual e a simplicidade são elementos fundamentais em sistemas interativos. Com base nisso, o PagFácil adota ícones intuitivos, linguagem direta e notificações automáticas para auxiliar o público-alvo no controle de suas contas.</text:span><text:line-break/><text:span text:style-name="T244">Esses referenciais sustentam a ideia de que o uso consciente e bem projetado da tecnologia pode<text:s/></text:span><text:span text:style-name="T245">promover inclusão digital</text:span><text:span text:style-name="T246">,<text:s/></text:span><text:span text:style-name="T247">melhorar a autonomia pessoal</text:span><text:span text:style-name="T248"><text:s/>e<text:s/></text:span><text:span text:style-name="T249">fortalecer a relação entre tecnologia e qualidade de vida</text:span><text:span text:style-name="T250">.</text:span></text:p>
      <text:p text:style-name="P251"/>
      <text:p text:style-name="P252"/>
      <text:list text:style-name="LFO11" text:continue-numbering="true">
        <text:list-item>
          <text:p text:style-name="P253"><text:bookmark-start text:name="_Toc119686567"/>PLANEJAMENTO<text:s/>E<text:s/>DESENVOLVIMENTO DO PROJETO<text:s/><text:bookmark-end text:name="_Toc119686567"/></text:p>
        </text:list-item>
      </text:list>
      <text:p text:style-name="P254"/>
      <text:list text:style-name="LFO11" text:continue-numbering="true">
        <text:list-item>
          <text:list>
            <text:list-item>
              <text:p text:style-name="P255"><text:bookmark-start text:name="_Toc119686568"/>Plano de<text:s/>trabalho<text:s/>(usando<text:s/>ferramenta<text:s/>acordada com o docente)<text:bookmark-end text:name="_Toc119686568"/></text:p>
            </text:list-item>
          </text:list>
        </text:list-item>
      </text:list>
      <text:p text:style-name="P256"><text:span text:style-name="T257">O plano de trabalho do<text:s/></text:span><text:span text:style-name="T258">PagFácil</text:span><text:span text:style-name="T259"><text:s/>foi estruturado em etapas sequenciais que contemplam desde o planejamento da interface até a implementação das funcionalidades e os testes finais. Todas as ações foram desenvolvidas utilizando o</text:span><text:span text:style-name="T260"><text:s/>Cursor</text:span><text:span text:style-name="T261"><text:s/>como ambiente de desenvolvimento, com versionamento via<text:s/></text:span><text:span text:style-name="T262">GitHub</text:span><text:span text:style-name="T263"><text:s/>e armazenamento de dados em<text:s/></text:span><text:span text:style-name="T264">Firebase</text:span><text:span text:style-name="T265">. As entregas foram acompanhadas semanalmente com validação entre os integrantes, permitindo ajustes contínuos nas etapas de codificação, design e funcionalidade.</text:span></text:p>
      <text:p text:style-name="P266"/>
      <text:p text:style-name="P267"/>
      <text:list text:style-name="LFO11" text:continue-numbering="true">
        <text:list-item>
          <text:list>
            <text:list-item>
              <text:p text:style-name="P268"><text:bookmark-start text:name="_Toc119686569"/>Descrição da forma de<text:s/>envolvimento<text:s/>do público participante<text:s/>na formulação do projeto, seu desenvolvimento e avaliação, bem como as estratégias pelo grupo para mobilizá-los.<text:bookmark-end text:name="_Toc119686569"/></text:p>
            </text:list-item>
          </text:list>
        </text:list-item>
      </text:list>
      <text:p text:style-name="P269"><text:span text:style-name="T270">Como o<text:s/></text:span><text:span text:style-name="T271">PagFácil</text:span><text:span text:style-name="T272"><text:s/>é voltado a um público com mais idade, o grupo buscou compreender suas principais dificuldades por meio de<text:s/></text:span><text:span text:style-name="T273">conversas informais e observações cotidianas</text:span><text:span text:style-name="T274"><text:s/>com pessoas desse perfil. Essas trocas ajudaram a definir a estrutura das telas e o fluxo de uso do aplicativo, priorizando<text:s/></text:span><text:span text:style-name="T275">simplicidade, legibilidade e clareza</text:span><text:span text:style-name="T276">.</text:span><text:line-break/><text:span text:style-name="T277">Durante o desenvolvimento, o público colaborou de maneira indireta,<text:s/></text:span><text:span text:style-name="T278">fornecendo feedback sobre usabilidade</text:span><text:span text:style-name="T279"><text:s/>e sugestões para tornar as notificações mais práticas. Esse processo contribuiu para aperfeiçoar o aplicativo e confirmar a pertinência social do projeto, alinhando o resultado final às necessidades reais dos usuários.</text:span></text:p>
      <text:p text:style-name="P280"/>
      <text:p text:style-name="P281"/>
      <text:list text:style-name="LFO11" text:continue-numbering="true">
        <text:list-item>
          <text:list>
            <text:list-item>
              <text:p text:style-name="P282"><text:bookmark-start text:name="_Toc119686570"/><text:span text:style-name="T283">Grupo</text:span><text:span text:style-name="T284"><text:s/>de trabalho (descrição da responsabilidade de cada membro)</text:span><text:bookmark-end text:name="_Toc119686570"/></text:p>
            </text:list-item>
          </text:list>
        </text:list-item>
      </text:list>
      <text:list text:style-name="LFO5" text:continue-numbering="true">
        <text:list-item>
          <text:p text:style-name="P285">Wallace Da Silva Francisco – Responsável pela estrutura do projeto, integração com o Firebase, sistema de lembretes e testes de funcionalidade. Também atuou na documentação técnica e na organização dos entregáveis.</text:p>
        </text:list-item>
        <text:list-item>
          <text:p text:style-name="P286">Willian Luiz Iamarino Gandolphi – Responsável pelo desenvolvimento das telas de cadastro, login e calendário, além do design da interface e ajustes de usabilidade. Também participou dos testes finais e validação de interface com usuários.</text:p>
        </text:list-item>
      </text:list>
      <text:p text:style-name="P287"/>
      <text:p text:style-name="P288"/>
      <text:list text:style-name="LFO11" text:continue-numbering="true">
        <text:list-item>
          <text:list>
            <text:list-item>
              <text:p text:style-name="P289"><text:bookmark-start text:name="_Toc119686571"/>Metas, critérios ou indicadores de avaliação do projeto<text:bookmark-end text:name="_Toc119686571"/></text:p>
            </text:list-item>
          </text:list>
        </text:list-item>
      </text:list>
      <text:list text:style-name="LFO3" text:continue-numbering="true">
        <text:list-item>
          <text:p text:style-name="P290">Entregar um aplicativo funcional com cadastro de contas e lembretes automáticos.</text:p>
        </text:list-item>
        <text:list-item>
          <text:p text:style-name="P291">Garantir que o sistema de notificações funcione corretamente nas versões Android e iOS.</text:p>
        </text:list-item>
        <text:list-item>
          <text:p text:style-name="P292">Validar a usabilidade junto ao público-alvo, assegurando clareza e facilidade de uso.</text:p>
        </text:list-item>
      </text:list>
      <text:p text:style-name="P293"><text:span text:style-name="T294">Critérios de avaliação:</text:span></text:p>
      <text:list text:style-name="LFO4" text:continue-numbering="true">
        <text:list-item>
          <text:p text:style-name="P295"><text:span text:style-name="T296">Funcionamento:</text:span><text:span text:style-name="T297"><text:s/>se todas as funcionalidades operam sem erros.</text:span></text:p>
        </text:list-item>
        <text:list-item>
          <text:p text:style-name="P298"><text:span text:style-name="T299">Usabilidade:</text:span><text:span text:style-name="T300"><text:s/>facilidade de navegação e compreensão pelo usuário.</text:span></text:p>
        </text:list-item>
        <text:list-item>
          <text:p text:style-name="P301"><text:span text:style-name="T302">Eficiência:</text:span><text:span text:style-name="T303"><text:s/>tempo médio de execução de cada ação no aplicativo.</text:span></text:p>
        </text:list-item>
        <text:list-item>
          <text:p text:style-name="P304"><text:span text:style-name="T305">Satisfação:</text:span><text:span text:style-name="T306"><text:s/>percepção positiva dos usuários durante os testes.</text:span></text:p>
        </text:list-item>
      </text:list>
      <text:p text:style-name="P307"/>
      <text:p text:style-name="P308"/>
      <text:list text:style-name="LFO11" text:continue-numbering="true">
        <text:list-item>
          <text:list>
            <text:list-item>
              <text:p text:style-name="P309"><text:bookmark-start text:name="_Toc119686572"/>Recursos previstos<text:bookmark-end text:name="_Toc119686572"/></text:p>
            </text:list-item>
          </text:list>
        </text:list-item>
      </text:list>
      <text:p text:style-name="P310"><text:span text:style-name="T311">O projeto<text:s/></text:span><text:span text:style-name="T312">PagFácil</text:span><text:span text:style-name="T313"><text:s/>foi desenvolvido com<text:s/></text:span><text:span text:style-name="T314">recursos gratuitos e acessíveis</text:span><text:span text:style-name="T315">, minimizando custos e favorecendo a viabilidade acadêmica.</text:span></text:p>
      <text:p text:style-name="P316"><text:span text:style-name="T317">Recursos materiais:</text:span><text:span text:style-name="T318"><text:s/>smartphones pessoais e computadores para testes.</text:span><text:line-break/><text:span text:style-name="T319"><text:s/></text:span><text:span text:style-name="T320">Recursos institucionais:</text:span><text:span text:style-name="T321"><text:s/>acesso à internet e repositório GitHub para controle de versão.</text:span><text:line-break/><text:span text:style-name="T322"><text:s/></text:span><text:span text:style-name="T323">Recursos humanos:</text:span><text:span text:style-name="T324"><text:s/>equipe composta por dois estudantes responsáveis pelo desenvolvimento completo.</text:span><text:line-break/><text:span text:style-name="T325"><text:s/></text:span><text:span text:style-name="T326">Recursos tecnológicos:</text:span></text:p>
      <text:list text:style-name="LFO2" text:continue-numbering="true">
        <text:list-item>
          <text:p text:style-name="P327"><text:span text:style-name="T328">React Native</text:span><text:span text:style-name="T329"><text:s/>– desenvolvimento mobile multiplataforma;</text:span></text:p>
        </text:list-item>
        <text:list-item>
          <text:p text:style-name="P330"><text:span text:style-name="T331">Firebase</text:span><text:span text:style-name="T332"><text:s/>– autenticação, banco de dados e notificações;</text:span></text:p>
        </text:list-item>
        <text:list-item>
          <text:p text:style-name="P333"><text:span text:style-name="T334">Cursor</text:span><text:span text:style-name="T335"><text:s/>– ambiente de desenvolvimento.</text:span></text:p>
        </text:list-item>
      </text:list>
      <text:p text:style-name="P336"/>
      <text:p text:style-name="P337"/>
      <text:list text:style-name="LFO11" text:continue-numbering="true">
        <text:list-item>
          <text:list>
            <text:list-item>
              <text:p text:style-name="P338"><text:bookmark-start text:name="_Toc119686573"/>Detalhamento técnico do projeto<text:bookmark-end text:name="_Toc119686573"/></text:p>
            </text:list-item>
          </text:list>
        </text:list-item>
      </text:list>
      <text:p text:style-name="P339"><text:span text:style-name="T340">O<text:s/></text:span><text:span text:style-name="T341">PagFácil</text:span><text:span text:style-name="T342"><text:s/>foi desenvolvido utilizando o<text:s/></text:span><text:span text:style-name="T343">framework React Native</text:span><text:span text:style-name="T344">, escolhido por sua praticidade e compatibilidade com diferentes dispositivos móveis. O aplicativo tem como principal objetivo permitir o<text:s/></text:span><text:span text:style-name="T345">cadastro de contas</text:span><text:span text:style-name="T346"><text:s/>e<text:s/></text:span><text:span text:style-name="T347">exibição de lembretes</text:span><text:span text:style-name="T348"><text:s/>em um ambiente simples e funcional.</text:span><text:line-break/><text:span text:style-name="T349">Para o armazenamento das informações e autenticação de usuários, foi utilizado o<text:s/></text:span><text:span text:style-name="T350">Firebase</text:span><text:span text:style-name="T351">, que oferece integração direta com o React Native e dispensa a necessidade de servidores próprios. Essa tecnologia possibilitou o<text:s/></text:span><text:span text:style-name="T352">salvamento de dados em nuvem</text:span><text:span text:style-name="T353"><text:s/>e o<text:s/></text:span><text:span text:style-name="T354">acesso às informações a partir de qualquer dispositivo</text:span><text:span text:style-name="T355"><text:s/>conectado à internet.</text:span><text:line-break/><text:span text:style-name="T356">O foco do desenvolvimento esteve na<text:s/></text:span><text:span text:style-name="T357">interface intuitiva</text:span><text:span text:style-name="T358"><text:s/>e na<text:s/></text:span><text:span text:style-name="T359">funcionalidade dos lembretes</text:span><text:span text:style-name="T360">, buscando garantir uma boa experiência para pessoas com mais idade, público principal do projeto. O aplicativo foi pensado de forma modular, permitindo que novas funções possam ser adicionadas futuramente sem comprometer o funcionamento atual.</text:span></text:p>
      <text:p text:style-name="P361"/>
      <text:p text:style-name="Normal"/>
      <text:p text:style-name="P362"/>
      <text:list text:style-name="LFO11" text:continue-numbering="true">
        <text:list-item>
          <text:p text:style-name="P363"><text:bookmark-start text:name="_Toc119686574"/>ENCERRAMENTO DO PROJETO<text:s/><text:bookmark-end text:name="_Toc119686574"/></text:p>
        </text:list-item>
      </text:list>
      <text:p text:style-name="P364"/>
      <text:list text:style-name="LFO11" text:continue-numbering="true">
        <text:list-item>
          <text:list>
            <text:list-item>
              <text:p text:style-name="P365"><text:bookmark-start text:name="_Toc119686575"/>Relato<text:s/>Coletivo:<text:s/><text:s/><text:bookmark-end text:name="_Toc119686575"/></text:p>
            </text:list-item>
          </text:list>
        </text:list-item>
      </text:list>
      <text:p text:style-name="P366"><text:span text:style-name="T367">O grupo considera que os<text:s/></text:span><text:span text:style-name="T368">objetivos propostos</text:span><text:span text:style-name="T369"><text:s/>para o projeto<text:s/></text:span><text:span text:style-name="T370">PagFácil</text:span><text:span text:style-name="T371"><text:s/>foram atingidos de forma satisfatória. A partir do uso do<text:s/></text:span><text:span text:style-name="T372">React Native</text:span><text:span text:style-name="T373"><text:s/>e do<text:s/></text:span><text:span text:style-name="T374">Firebase</text:span><text:span text:style-name="T375">, foi possível desenvolver um aplicativo funcional que auxilia pessoas com mais idade no<text:s/></text:span><text:span text:style-name="T376">controle de contas e prazos de pagamento</text:span><text:span text:style-name="T377">.</text:span><text:line-break/><text:span text:style-name="T378">Durante o processo de desenvolvimento, os integrantes puderam aplicar conhecimentos aprendidos em sala de aula e compreender melhor o funcionamento de ferramentas modernas de desenvolvimento mobile. O trabalho em equipe foi fundamental para a resolução de problemas, a troca de ideias e o avanço constante do projeto.</text:span><text:line-break/><text:span text:style-name="T379">A experiência também possibilitou refletir sobre a importância de criar soluções<text:s/></text:span><text:span text:style-name="T380">simples, acessíveis e de impacto social</text:span><text:span text:style-name="T381">, voltadas a um público que muitas vezes encontra dificuldades no uso de tecnologias mais complexas.</text:span><text:line-break/><text:span text:style-name="T382">Em resumo, o projeto cumpriu sua proposta principal:<text:s/></text:span><text:span text:style-name="T383">oferecer uma ferramenta prática e funcional</text:span><text:span text:style-name="T384"><text:s/>que ajuda usuários a se manterem organizados financeiramente e reforça o papel da tecnologia como meio de inclusão e apoio no cotidiano.</text:span></text:p>
      <text:p text:style-name="P385"/>
      <text:p text:style-name="P386"/>
      <text:list text:style-name="LFO11" text:continue-numbering="true">
        <text:list-item>
          <text:list>
            <text:list-item>
              <text:list>
                <text:list-item>
                  <text:p text:style-name="P387"><text:bookmark-start text:name="_Toc119686576"/>Avaliação de reação da parte interessada<text:bookmark-end text:name="_Toc119686576"/></text:p>
                </text:list-item>
              </text:list>
            </text:list-item>
          </text:list>
        </text:list-item>
      </text:list>
      <text:p text:style-name="P388"><text:span text:style-name="T389">“Gostei da proposta do aplicativo. Achei fácil de entender e gostei da ideia de receber alertas sobre as contas. Pra quem costuma esquecer as datas, ajuda bastante.”</text:span></text:p>
      <text:p text:style-name="P390"><text:span text:style-name="T391">Esse tipo de retorno reforça que o<text:s/></text:span><text:span text:style-name="T392">PagFácil</text:span><text:span text:style-name="T393"><text:s/>atende à necessidade do público-alvo, que busca uma forma prática e acessível de se organizar financeiramente, sem depender de aplicativos complexos ou com excesso de informações.</text:span></text:p>
      <text:p text:style-name="P394"/>
      <text:p text:style-name="P395"/>
      <text:list text:style-name="LFO11" text:continue-numbering="true">
        <text:list-item>
          <text:list>
            <text:list-item>
              <text:p text:style-name="P396"><text:bookmark-start text:name="_Toc119686577"/><text:span text:style-name="T397">Relato de Experiência I</text:span><text:span text:style-name="T398">ndividual</text:span><text:bookmark-end text:name="_Toc119686577"/><text:span text:style-name="T399"><text:s/>(</text:span><text:span text:style-name="T400">Pontuação específica para o relato individual</text:span><text:span text:style-name="T401">)</text:span></text:p>
            </text:list-item>
          </text:list>
        </text:list-item>
      </text:list>
      <text:h text:style-name="P402" text:outline-level="3"><text:span text:style-name="T403">Relato de Experiência Individual – Willian Luiz Iamarino Gandolphi</text:span></text:h>
      <text:p text:style-name="P404"><text:span text:style-name="T405">Participar do projeto<text:s/></text:span><text:span text:style-name="T406">PagFácil</text:span><text:span text:style-name="T407"><text:s/>foi uma experiência muito produtiva. Pude aplicar o que aprendi sobre<text:s/></text:span><text:span text:style-name="T408">desenvolvimento mobile</text:span><text:span text:style-name="T409"><text:s/>e entender melhor como integrar o aplicativo ao<text:s/></text:span><text:span text:style-name="T410">Firebase</text:span><text:span text:style-name="T411">. Enfrentei alguns desafios com o código, mas consegui resolvê-los com pesquisa e prática.</text:span><text:line-break/><text:span text:style-name="T412"><text:s/>Foi gratificante ver o app funcionando e perceber seu potencial de ajudar outras pessoas no dia a dia.</text:span></text:p>
      <text:h text:style-name="P413" text:outline-level="3"><text:span text:style-name="T414">Relato de Experiência Individual – Wallace Da Silva Francisco</text:span></text:h>
      <text:p text:style-name="P415"><text:span text:style-name="T416">No projeto<text:s/></text:span><text:span text:style-name="T417">PagFácil</text:span><text:span text:style-name="T418">, atuei principalmente na parte de<text:s/></text:span><text:span text:style-name="T419">interface e telas do aplicativo</text:span><text:span text:style-name="T420">. A experiência me ajudou a praticar o uso do<text:s/></text:span><text:span text:style-name="T421">React Native</text:span><text:span text:style-name="T422"><text:s/>e a compreender a importância de criar uma interface simples para o usuário.</text:span><text:line-break/><text:span text:style-name="T423"><text:s/>Apesar das dificuldades técnicas, o resultado final foi positivo e contribuiu muito para o meu aprendizado.</text:span></text:p>
      <text:p text:style-name="P424"/>
      <text:p text:style-name="P425"/>
      <text:p text:style-name="P426"/>
      <text:list text:style-name="LFO11" text:continue-numbering="true">
        <text:list-item>
          <text:list>
            <text:list-item>
              <text:list>
                <text:list-item>
                  <text:p text:style-name="P427"><text:bookmark-start text:name="_Toc119686578"/>CONTEXTUALIZAÇÃO<text:bookmark-end text:name="_Toc119686578"/></text:p>
                </text:list-item>
              </text:list>
            </text:list-item>
          </text:list>
        </text:list-item>
      </text:list>
      <text:p text:style-name="P428"><text:span text:style-name="T429">O projeto<text:s/></text:span><text:span text:style-name="T430">PagFácil</text:span><text:span text:style-name="T431"><text:s/>teve como objetivo desenvolver um aplicativo mobile voltado para o controle e lembrete de contas, especialmente para<text:s/></text:span><text:span text:style-name="T432">pessoas com mais idade</text:span><text:span text:style-name="T433"><text:s/>que enfrentam dificuldade em lembrar das datas de pagamento.</text:span><text:line-break/><text:span text:style-name="T434"><text:s/>O aplicativo foi criado em<text:s/></text:span><text:span text:style-name="T435">React Native</text:span><text:span text:style-name="T436">, utilizando<text:s/></text:span><text:span text:style-name="T437">Firebase</text:span><text:span text:style-name="T438"><text:s/>para armazenar os dados de forma simples e segura.</text:span><text:line-break/><text:span text:style-name="T439"><text:s/>Minha participação no projeto envolveu a<text:s/></text:span><text:span text:style-name="T440">codificação, testes de funcionamento e ajustes de interface</text:span><text:span text:style-name="T441">, sempre em parceria com meu colega<text:s/></text:span><text:span text:style-name="T442">Wallace Da Silva Francisco</text:span><text:span text:style-name="T443">. A experiência foi vivida de forma prática, permitindo aplicar na realidade o que foi aprendido nas disciplinas do curso.</text:span></text:p>
      <text:list text:style-name="LFO11" text:continue-numbering="true">
        <text:list-item>
          <text:list>
            <text:list-item>
              <text:list>
                <text:list-item>
                  <text:p text:style-name="P444"><text:bookmark-start text:name="_Toc119686579"/>METODOLOGIA<text:bookmark-end text:name="_Toc119686579"/><text:s/></text:p>
                </text:list-item>
              </text:list>
            </text:list-item>
          </text:list>
        </text:list-item>
      </text:list>
      <text:p text:style-name="P445">A experiência foi realizada de forma<text:s/><text:span text:style-name="T446">remota</text:span>, com o desenvolvimento feito em<text:s/><text:span text:style-name="T447">computadores pessoais</text:span><text:s/>e o teste em<text:s/><text:span text:style-name="T448">smartphones Android</text:span>.<text:line-break/><text:s/>O público envolvido foi formado por<text:s/><text:span text:style-name="T449">usuários de referência</text:span>, pessoas mais velhas que colaboraram informalmente, dando opiniões sobre a usabilidade e aparência do aplicativo.<text:line-break/><text:s/>O projeto foi desenvolvido ao longo de<text:s/><text:span text:style-name="T450">sete semanas</text:span>, dividido em etapas:</text:p>
      <text:list text:style-name="LFO1" text:continue-numbering="true">
        <text:list-item>
          <text:p text:style-name="P451">Planejamento da interface e definição do público-alvo;</text:p>
        </text:list-item>
        <text:list-item>
          <text:p text:style-name="P452">Configuração do ambiente e integração com o Firebase;</text:p>
        </text:list-item>
        <text:list-item>
          <text:p text:style-name="P453">Desenvolvimento das telas de cadastro e calendário;</text:p>
        </text:list-item>
        <text:list-item>
          <text:p text:style-name="P454">Implementação dos lembretes automáticos;</text:p>
        </text:list-item>
        <text:list-item>
          <text:p text:style-name="P455">Testes e ajustes finais de usabilidade.</text:p>
        </text:list-item>
      </text:list>
      <text:p text:style-name="P456"/>
      <text:list text:style-name="LFO11" text:continue-numbering="true">
        <text:list-item>
          <text:list>
            <text:list-item>
              <text:list>
                <text:list-item>
                  <text:p text:style-name="P457"><text:bookmark-start text:name="_Toc119686580"/>RESULTADOS E DISCUSSÃO:<text:bookmark-end text:name="_Toc119686580"/><text:s/></text:p>
                </text:list-item>
              </text:list>
            </text:list-item>
          </text:list>
        </text:list-item>
      </text:list>
      <text:p text:style-name="P458">O desenvolvimento do<text:s/><text:span text:style-name="T459">PagFácil</text:span><text:s/>resultou em um aplicativo funcional e de fácil entendimento, capaz de cadastrar contas, exibir as datas de vencimento e enviar lembretes automáticos.<text:line-break/><text:s/>A expectativa inicial era criar uma ferramenta simples, e o resultado superou o previsto, já que o app mostrou-se útil e intuitivo para o público-alvo.<text:line-break/><text:s/>Durante o processo, surgiram dificuldades com a integração do Firebase e pequenos erros no código, mas foram resolvidos com pesquisa e testes práticos.<text:line-break/><text:s/>A principal aprendizagem foi perceber a importância de<text:s/><text:span text:style-name="T460">planejar a interface pensando no usuário</text:span>, especialmente quando o foco está em um público com menor familiaridade tecnológica.<text:line-break/><text:s/>Como recomendação, destacamos a importância de documentar bem cada etapa e realizar testes em diferentes dispositivos antes da entrega final.</text:p>
      <text:list text:style-name="LFO11" text:continue-numbering="true">
        <text:list-item>
          <text:list>
            <text:list-item>
              <text:list>
                <text:list-item>
                  <text:p text:style-name="P461"><text:bookmark-start text:name="_Toc119686581"/>REFLEXÃO APROFUNDADA<text:bookmark-end text:name="_Toc119686581"/><text:s/></text:p>
                </text:list-item>
              </text:list>
            </text:list-item>
          </text:list>
        </text:list-item>
      </text:list>
      <text:p text:style-name="P462">A experiência prática do<text:s/><text:span text:style-name="T463">PagFácil</text:span><text:s/>mostrou, na prática, o que os conceitos teóricos de<text:s/><text:span text:style-name="T464">usabilidade, acessibilidade e design centrado no usuário</text:span><text:s/>representam.<text:line-break/><text:s/>Percebi que criar um aplicativo eficiente não é apenas programar, mas<text:s/><text:span text:style-name="T465">entender as necessidades reais das pessoas</text:span>. A teoria estudada sobre experiência do usuário e simplicidade de interface se confirmou totalmente ao longo do desenvolvimento.<text:line-break/><text:s/>O aprendizado foi muito mais sólido ao aplicar os conceitos na prática, reforçando a importância de unir conhecimento técnico e empatia com o público que utilizará a solução.</text:p>
      <text:list text:style-name="LFO11" text:continue-numbering="true">
        <text:list-item>
          <text:list>
            <text:list-item>
              <text:list>
                <text:list-item>
                  <text:p text:style-name="P466"><text:bookmark-start text:name="_Toc119686582"/>CONSIDERAÇÕES FINAIS<text:bookmark-end text:name="_Toc119686582"/><text:s/></text:p>
                </text:list-item>
              </text:list>
            </text:list-item>
          </text:list>
        </text:list-item>
      </text:list>
      <text:p text:style-name="P467"><text:span text:style-name="T468">O projeto<text:s/></text:span><text:span text:style-name="T469">PagFácil</text:span><text:span text:style-name="T470"><text:s/>proporcionou um aprendizado completo sobre o ciclo de desenvolvimento de um aplicativo, desde o planejamento até a entrega final.</text:span><text:line-break/><text:span text:style-name="T471"><text:s/>Além de aprimorar o domínio de<text:s/></text:span><text:span text:style-name="T472">React Native</text:span><text:span text:style-name="T473"><text:s/>e<text:s/></text:span><text:span text:style-name="T474">Firebase</text:span><text:span text:style-name="T475">, a experiência reforçou a importância de pensar no<text:s/></text:span><text:span text:style-name="T476">usuário final</text:span><text:span text:style-name="T477"><text:s/>e desenvolver soluções acessíveis e úteis.</text:span><text:line-break/><text:span text:style-name="T478"><text:s/>Como trabalhos futuros, pretende-se implementar<text:s/></text:span><text:span text:style-name="T479">relatórios de despesas</text:span><text:span text:style-name="T480">,<text:s/></text:span><text:span text:style-name="T481">notificações personalizadas</text:span><text:span text:style-name="T482"><text:s/>e<text:s/></text:span><text:span text:style-name="T483">melhorias na interface</text:span><text:span text:style-name="T484">, além de explorar ferramentas como<text:s/></text:span><text:span text:style-name="T485">Power BI</text:span><text:span text:style-name="T486"><text:s/>ou<text:s/></text:span><text:span text:style-name="T487">Tableau</text:span><text:span text:style-name="T488"><text:s/>para integrar visualizações financeiras.</text:span><text:line-break/><text:span text:style-name="T489"><text:s/>O projeto também abre possibilidades para novas pesquisas sobre<text:s/></text:span><text:span text:style-name="T490">inclusão digital</text:span><text:span text:style-name="T491"><text:s/>e<text:s/></text:span><text:span text:style-name="T492">aplicações de tecnologia voltadas ao público idoso</text:span><text:span text:style-name="T493">, fortalecendo o vínculo entre aprendizado acadêmico e impacto social.</text:span></text:p>
      <text:p text:style-name="P4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MS Gothic" style:font-name-complex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F5496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 fo:text-indent="0.4916in"/>
      <style:text-properties style:font-name="Calibri Light" style:font-name-asian="MS Gothic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CabeçalhoChar" style:display-name="Cabeçalho Char" style:family="text" style:parent-style-name="Fonteparág.padrão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extodecomentário" style:display-name="Texto de comentá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decomentárioChar" style:display-name="Texto de comentário Char" style:family="text" style:parent-style-name="Fonteparág.padrão">
      <style:text-properties fo:font-size="10pt" style:font-size-asian="10pt" style:font-size-complex="10pt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har" style:display-name="Título 1 Char" style:family="text" style:parent-style-name="Fonteparág.padrão">
      <style:text-properties style:font-name="Calibri Light" style:font-name-asian="MS Gothic" style:font-name-complex="Times New Roman" fo:color="#2F5496" fo:font-size="16pt" style:font-size-asian="16pt" style:font-size-complex="16pt"/>
    </style:style>
    <style:style style:name="Título2Char" style:display-name="Título 2 Char" style:family="text" style:parent-style-name="Fonteparág.padrão">
      <style:text-properties style:font-name="Calibri Light" style:font-name-asian="MS Gothic" style:font-name-complex="Times New Roman" fo:color="#2F5496" fo:font-size="13pt" style:font-size-asian="13pt" style:font-size-complex="13pt"/>
    </style:style>
    <style:style style:name="CabeçalhodoSumário" style:display-name="Cabeçalho do Sumário" style:family="paragraph" style:parent-style-name="Título1" style:next-style-name="Normal">
      <style:text-properties style:language-asian="pt" style:country-asian="BR" fo:hyphenate="fals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Título3Char" style:display-name="Título 3 Char" style:family="text" style:parent-style-name="Fonteparág.padrão">
      <style:text-properties style:font-name="Calibri Light" style:font-name-asian="MS Gothic" style:font-name-complex="Times New Roman" fo:color="#1F3763" fo:font-size="12pt" style:font-size-asian="12pt" style:font-size-complex="12pt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-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5">
      <text:list-level-style-number text:level="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riana Sanajotti Nakamuta</meta:initial-creator>
    <dc:creator>WALLACE DA SILVA FRANCISCO</dc:creator>
    <meta:creation-date>2025-11-25T02:10:00Z</meta:creation-date>
    <dc:date>2025-11-25T02:10:00Z</dc:date>
    <meta:template xlink:href="Normal.dotm" xlink:type="simple"/>
    <meta:editing-cycles>49</meta:editing-cycles>
    <meta:editing-duration>PT0S</meta:editing-duration>
    <meta:user-defined meta:name="ContentTypeId">0x010100CFD99E4A0321F647AAC1CD95B85C38E3</meta:user-defined>
    <meta:document-statistic meta:page-count="1" meta:paragraph-count="35" meta:word-count="2768" meta:character-count="17683" meta:row-count="124" meta:non-whitespace-character-count="14950"/>
  </office:meta>
</office:document-meta>
</file>